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152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">
      <style:table-cell-properties fo:border="0.06pt solid #000000"/>
    </style:style>
    <style:style style:name="ce4" style:family="table-cell" style:parent-style-name="Default" style:data-style-name="N126">
      <style:table-cell-properties fo:border="0.06pt solid #000000"/>
    </style:style>
    <style:style style:name="ce5" style:family="table-cell" style:parent-style-name="Default" style:data-style-name="N131">
      <style:table-cell-properties fo:border="0.06pt solid #000000"/>
    </style:style>
    <style:style style:name="ce6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cargo door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upply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firehp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</table:table-row>
      </table:table>
      <table:table table:name="CE_MONEY gen" table:style-name="ta1">
        <table:table-column table:style-name="co2" table:default-cell-style-name="ce1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old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blockers</text:p>
          </table:table-cell>
          <table:table-cell table:style-name="ce1" office:value-type="string" calcext:value-type="string">
            <text:p>ship(0)/building(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m_a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bery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bery_ai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l_ai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e_ai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l_ai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700" calcext:value-type="float">
            <text:p>70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yard_ai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_ai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sh_s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sh_m</text:p>
          </table:table-cell>
          <table:table-cell office:value-type="float" office:value="-250" calcext:value-type="float">
            <text:p>-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sh_b</text:p>
          </table:table-cell>
          <table:table-cell office:value-type="float" office:value="-600" calcext:value-type="float">
            <text:p>-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es_ai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4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string" calcext:value-type="string">
            <text:p>1 june 2017</text:p>
          </table:table-cell>
          <table:table-cell table:style-name="ce1" office:value-type="string" calcext:value-type="string">
            <text:p>tear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blockers</text:p>
          </table:table-cell>
          <table:table-cell table:style-name="ce1" office:value-type="string" calcext:value-type="string">
            <text:p>ship(0)/building(1)</text:p>
          </table:table-cell>
          <table:table-cell table:style-name="ce1" office:value-type="string" calcext:value-type="string">
            <text:p>cost</text:p>
          </table:table-cell>
          <table:table-cell table:style-name="ce1"/>
          <table:table-cell table:style-name="ce1" office:value-type="string" calcext:value-type="string">
            <text:p>initial ttri</text:p>
          </table:table-cell>
          <table:table-cell table:style-name="ce1" office:value-type="string" calcext:value-type="string">
            <text:p>calc t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1" calcext:value-type="float">
            <text:p>1</text:p>
          </table:table-cell>
          <table:table-cell table:formula="of:=(([.B29]*[.B29])*(10*(1+[.D29]))*(1+[.E29])/5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C29]*[.H29]/([.E29]+0.7)" office:value-type="float" office:value="134.117647058824" calcext:value-type="float">
            <text:p>134.117647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5" table:formula="of:=[.F29]/[.C29]" office:value-type="float" office:value="11.1764705882353" calcext:value-type="float">
            <text:p>11.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2" calcext:value-type="float">
            <text:p>2</text:p>
          </table:table-cell>
          <table:table-cell table:formula="of:=(([.B30]*[.B30])*(10*(1+[.D30]))*(1+[.E30])/5)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C30]*[.H30]/([.E30]+0.7)" office:value-type="float" office:value="508.235294117647" calcext:value-type="float">
            <text:p>508.235294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5" table:formula="of:=[.F30]/[.C30]" office:value-type="float" office:value="10.5882352941176" calcext:value-type="float">
            <text:p>10.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3" calcext:value-type="float">
            <text:p>3</text:p>
          </table:table-cell>
          <table:table-cell table:formula="of:=(([.B31]*[.B31])*(10*(1+[.D31]))*(1+[.E31])/5)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C31]*[.H31]/([.E31]+0.7)" office:value-type="float" office:value="437.142857142857" calcext:value-type="float">
            <text:p>437.142857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5" table:formula="of:=[.F31]/[.C31]" office:value-type="float" office:value="24.2857142857143" calcext:value-type="float">
            <text:p>24.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bery</text:p>
          </table:table-cell>
          <table:table-cell office:value-type="float" office:value="3" calcext:value-type="float">
            <text:p>3</text:p>
          </table:table-cell>
          <table:table-cell table:formula="of:=(([.B32]*[.B32])*(10*(1+[.D32]))*(1+[.E32])/5)"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C32]*[.H32]/([.E32]+0.7)" office:value-type="float" office:value="677.647058823529" calcext:value-type="float">
            <text:p>677.647059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5" table:formula="of:=[.F32]/[.C32]" office:value-type="float" office:value="9.41176470588235" calcext:value-type="float">
            <text:p>9.4117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formula="of:=(([.B33]*[.B33])*(10*(1+[.D33]))*(1+[.E33])/5)"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C33]*[.H33]/([.E33]+0.7)" office:value-type="float" office:value="1694.11764705882" calcext:value-type="float">
            <text:p>1694.117647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5" table:formula="of:=[.F33]/[.C33]" office:value-type="float" office:value="8.82352941176471" calcext:value-type="float">
            <text:p>8.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(([.B34]*[.B34])*(10*(1+[.D34]))*(1+[.E34])/5)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[.C34]*[.H34]/([.E34]+0.7)" office:value-type="float" office:value="3000" calcext:value-type="float">
            <text:p>3000.000000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5" table:formula="of:=[.F34]/[.C34]" office:value-type="float" office:value="20" calcext:value-type="float">
            <text:p>20.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5" calcext:value-type="float">
            <text:p>5</text:p>
          </table:table-cell>
          <table:table-cell table:formula="of:=(([.B35]*[.B35])*(10*(1+[.D35]))*(1+[.E35])/5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C35]*[.H35]/([.E35]+0.7)" office:value-type="float" office:value="2294.11764705882" calcext:value-type="float">
            <text:p>2294.117647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5" table:formula="of:=[.F35]/[.C35]" office:value-type="float" office:value="7.64705882352941" calcext:value-type="float">
            <text:p>7.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6" calcext:value-type="float">
            <text:p>6</text:p>
          </table:table-cell>
          <table:table-cell table:formula="of:=(([.B36]*[.B36])*(10*(1+[.D36]))*(1+[.E36])/5)" office:value-type="float" office:value="288" calcext:value-type="float">
            <text:p>28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C36]*[.H36]/([.E36]+0.7)" office:value-type="float" office:value="2032.94117647059" calcext:value-type="float">
            <text:p>2032.941176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5" table:formula="of:=[.F36]/[.C36]" office:value-type="float" office:value="7.05882352941176" calcext:value-type="float">
            <text:p>7.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7" calcext:value-type="float">
            <text:p>7</text:p>
          </table:table-cell>
          <table:table-cell table:formula="of:=(([.B37]*[.B37])*(10*(1+[.D37]))*(1+[.E37])/5)" office:value-type="float" office:value="392" calcext:value-type="float">
            <text:p>3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C37]*[.H37]/([.E37]+0.7)" office:value-type="float" office:value="2536.47058823529" calcext:value-type="float">
            <text:p>2536.470588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5" table:formula="of:=[.F37]/[.C37]" office:value-type="float" office:value="6.47058823529412" calcext:value-type="float">
            <text:p>6.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8" calcext:value-type="float">
            <text:p>8</text:p>
          </table:table-cell>
          <table:table-cell table:formula="of:=(([.B38]*[.B38])*(10*(1+[.D38]))*(1+[.E38])/5)"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C38]*[.H38]/([.E38]+0.7)" office:value-type="float" office:value="3011.76470588235" calcext:value-type="float">
            <text:p>3011.764706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5" table:formula="of:=[.F38]/[.C38]" office:value-type="float" office:value="5.88235294117647" calcext:value-type="float">
            <text:p>5.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10" calcext:value-type="float">
            <text:p>10</text:p>
          </table:table-cell>
          <table:table-cell table:formula="of:=(([.B39]*[.B39])*(10*(1+[.D39]))*(1+[.E39])/5)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C39]*[.H39]/([.E39]+0.7)" office:value-type="float" office:value="2571.42857142857" calcext:value-type="float">
            <text:p>2571.42857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5" table:formula="of:=[.F39]/[.C39]" office:value-type="float" office:value="12.8571428571429" calcext:value-type="float">
            <text:p>12.85714286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string" calcext:value-type="string">
            <text:p>11 – 9 - 2018</text:p>
          </table:table-cell>
          <table:table-cell table:style-name="ce1" office:value-type="string" calcext:value-type="string">
            <text:p>tear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blockers</text:p>
          </table:table-cell>
          <table:table-cell table:style-name="ce1" office:value-type="string" calcext:value-type="string">
            <text:p>ship(0)/building(1)</text:p>
          </table:table-cell>
          <table:table-cell table:style-name="ce1" office:value-type="string" calcext:value-type="string">
            <text:p>cost</text:p>
          </table:table-cell>
          <table:table-cell table:style-name="ce1"/>
          <table:table-cell table:style-name="ce1" office:value-type="string" calcext:value-type="string">
            <text:p>initial ttri</text:p>
          </table:table-cell>
          <table:table-cell table:style-name="ce1" office:value-type="string" calcext:value-type="string">
            <text:p>calc t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1" calcext:value-type="float">
            <text:p>1</text:p>
          </table:table-cell>
          <table:table-cell table:style-name="ce3" table:formula="of:=(([.B42]*[.B42])*([.K46]*([.K49]+[.D42]))*([.K52]+[.E42])/[.K55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formula="of:=[.C42]*[.H42]/([.E42]+[.K43])" office:value-type="float" office:value="400" calcext:value-type="float">
            <text:p>4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table:formula="of:=[.F42]/[.C42]" office:value-type="float" office:value="33.3333333333333" calcext:value-type="float">
            <text:p>33</text:p>
          </table:table-cell>
          <table:table-cell/>
          <table:table-cell table:style-name="ce6" office:value-type="string" calcext:value-type="string">
            <text:p>Base building/ship value(cost)</text:p>
          </table:table-cell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3" calcext:value-type="float">
            <text:p>3</text:p>
          </table:table-cell>
          <table:table-cell table:style-name="ce3" table:formula="of:=(([.B43]*[.B43])*([.K46]*([.K49]+[.D43]))*([.K52]+[.E43])/[.K55])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formula="of:=[.C43]*[.H43]/([.E43]+[.K43])" office:value-type="float" office:value="2880" calcext:value-type="float">
            <text:p>2880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3" table:formula="of:=[.F43]/[.C43]" office:value-type="float" office:value="26.6666666666667" calcext:value-type="float">
            <text:p>27</text:p>
          </table:table-cell>
          <table:table-cell/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2" calcext:value-type="float">
            <text:p>2</text:p>
          </table:table-cell>
          <table:table-cell table:style-name="ce3" table:formula="of:=(([.B44]*[.B44])*([.K46]*([.K49]+[.D44]))*([.K52]+[.E44])/[.K55]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C44]*[.H44]/([.E44]+[.K43])" office:value-type="float" office:value="360" calcext:value-type="float">
            <text:p>360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3" table:formula="of:=[.F44]/[.C4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ber</text:p>
          </table:table-cell>
          <table:table-cell office:value-type="float" office:value="4" calcext:value-type="float">
            <text:p>4</text:p>
          </table:table-cell>
          <table:table-cell table:style-name="ce3" table:formula="of:=(([.B45]*[.B45])*([.K46]*([.K49]+[.D45]))*([.K52]+[.E45])/[.K55])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C45]*[.H45]/([.E45]+[.K43])" office:value-type="float" office:value="2986.66666666667" calcext:value-type="float">
            <text:p>2987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table:formula="of:=[.F45]/[.C45]" office:value-type="float" office:value="23.3333333333333" calcext:value-type="float">
            <text:p>23</text:p>
          </table:table-cell>
          <table:table-cell/>
          <table:table-cell table:style-name="ce6" office:value-type="string" calcext:value-type="string">
            <text:p>blocker multiplier(income)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3" calcext:value-type="float">
            <text:p>3</text:p>
          </table:table-cell>
          <table:table-cell table:style-name="ce3" table:formula="of:=(([.B46]*[.B46])*([.K46]*([.K49]+[.D46]))*([.K52]+[.E46])/[.K55])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formula="of:=[.C46]*[.H46]/([.E46]+[.K43])" office:value-type="float" office:value="2880" calcext:value-type="float">
            <text:p>2880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3" table:formula="of:=[.F46]/[.C46]" office:value-type="float" office:value="26.6666666666667" calcext:value-type="float">
            <text:p>27</text:p>
          </table:table-cell>
          <table:table-cell/>
          <table:table-cell table:style-name="ce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style-name="ce3" table:formula="of:=(([.B47]*[.B47])*([.K46]*([.K49]+[.D47]))*([.K52]+[.E47])/[.K55])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[.C47]*[.H47]/([.E47]+[.K43])" office:value-type="float" office:value="4500" calcext:value-type="float">
            <text:p>4500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3" table:formula="of:=[.F47]/[.C4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3" calcext:value-type="float">
            <text:p>3</text:p>
          </table:table-cell>
          <table:table-cell table:style-name="ce3" table:formula="of:=(([.B48]*[.B48])*([.K46]*([.K49]+[.D48]))*([.K52]+[.E48])/[.K55])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formula="of:=[.C48]*[.H48]/([.E48]+[.K43])" office:value-type="float" office:value="2880" calcext:value-type="float">
            <text:p>2880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3" table:formula="of:=[.F48]/[.C48]" office:value-type="float" office:value="26.6666666666667" calcext:value-type="float">
            <text:p>27</text:p>
          </table:table-cell>
          <table:table-cell/>
          <table:table-cell table:style-name="ce8" office:value-type="string" calcext:value-type="string">
            <text:p>blocker base value(income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5" calcext:value-type="float">
            <text:p>5</text:p>
          </table:table-cell>
          <table:table-cell table:style-name="ce3" table:formula="of:=(([.B49]*[.B49])*([.K46]*([.K49]+[.D49]))*([.K52]+[.E49])/[.K55])"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C49]*[.H49]/([.E49]+[.K43])" office:value-type="float" office:value="4000" calcext:value-type="float">
            <text:p>4000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3" table:formula="of:=[.F49]/[.C49]" office:value-type="float" office:value="20" calcext:value-type="float">
            <text:p>20</text:p>
          </table:table-cell>
          <table:table-cell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4" calcext:value-type="float">
            <text:p>4</text:p>
          </table:table-cell>
          <table:table-cell table:style-name="ce3" table:formula="of:=(([.B50]*[.B50])*([.K46]*([.K49]+[.D50]))*([.K52]+[.E50])/[.K55])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C50]*[.H50]/([.E50]+[.K43])" office:value-type="float" office:value="2986.66666666667" calcext:value-type="float">
            <text:p>2987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table:formula="of:=[.F50]/[.C50]" office:value-type="float" office:value="23.333333333333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5" calcext:value-type="float">
            <text:p>5</text:p>
          </table:table-cell>
          <table:table-cell table:style-name="ce3" table:formula="of:=(([.B51]*[.B51])*([.K46]*([.K49]+[.D51]))*([.K52]+[.E51])/[.K55])"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C51]*[.H51]/([.E51]+[.K43])" office:value-type="float" office:value="4000" calcext:value-type="float">
            <text:p>4000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3" table:formula="of:=[.F51]/[.C51]" office:value-type="float" office:value="20" calcext:value-type="float">
            <text:p>20</text:p>
          </table:table-cell>
          <table:table-cell/>
          <table:table-cell table:style-name="ce6" office:value-type="string" calcext:value-type="string">
            <text:p>design type base value(income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6" calcext:value-type="float">
            <text:p>6</text:p>
          </table:table-cell>
          <table:table-cell table:style-name="ce3" table:formula="of:=(([.B52]*[.B52])*([.K46]*([.K49]+[.D52]))*([.K52]+[.E52])/[.K55])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C52]*[.H52]/([.E52]+[.K43])" office:value-type="float" office:value="1800" calcext:value-type="float">
            <text:p>1800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table:formula="of:=[.F52]/[.C52]" office:value-type="float" office:value="25" calcext:value-type="float">
            <text:p>25</text:p>
          </table:table-cell>
          <table:table-cell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T</text:p>
          </table:table-cell>
          <table:table-cell office:value-type="float" office:value="1" calcext:value-type="float">
            <text:p>1</text:p>
          </table:table-cell>
          <table:table-cell table:style-name="ce3" table:formula="of:=(([.B53]*[.B53])*([.K46]*([.K49]+[.D53]))*([.K52]+[.E53])/[.K55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C53]*[.H53]/([.E53]+[.K43])" office:value-type="float" office:value="266.666666666667" calcext:value-type="float">
            <text:p>267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table:formula="of:=[.F53]/[.C53]" office:value-type="float" office:value="33.33333333333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HOUSE</text:p>
          </table:table-cell>
          <table:table-cell office:value-type="float" office:value="2" calcext:value-type="float">
            <text:p>2</text:p>
          </table:table-cell>
          <table:table-cell table:style-name="ce3" table:formula="of:=(([.B54]*[.B54])*([.K46]*([.K49]+[.D54]))*([.K52]+[.E54])/[.K55]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C54]*[.H54]/([.E54]+[.K43])" office:value-type="float" office:value="800" calcext:value-type="float">
            <text:p>800</text:p>
          </table:table-cell>
          <table:table-cell table:style-name="ce2"/>
          <table:table-cell table:style-name="ce2" office:value-type="float" office:value="75" calcext:value-type="float">
            <text:p>75</text:p>
          </table:table-cell>
          <table:table-cell table:style-name="ce3" table:formula="of:=[.F54]/[.C54]" office:value-type="float" office:value="25" calcext:value-type="float">
            <text:p>25</text:p>
          </table:table-cell>
          <table:table-cell/>
          <table:table-cell table:style-name="ce6" office:value-type="string" calcext:value-type="string">
            <text:p>Final divider(income)</text:p>
          </table:table-cell>
        </table:table-row>
        <table:table-row table:style-name="ro1">
          <table:table-cell office:value-type="string" calcext:value-type="string">
            <text:p>LARGE HOUSE</text:p>
          </table:table-cell>
          <table:table-cell office:value-type="float" office:value="3" calcext:value-type="float">
            <text:p>3</text:p>
          </table:table-cell>
          <table:table-cell table:style-name="ce3" table:formula="of:=(([.B55]*[.B55])*([.K46]*([.K49]+[.D55]))*([.K52]+[.E55])/[.K55])"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C55]*[.H55]/([.E55]+[.K43])" office:value-type="float" office:value="1200" calcext:value-type="float">
            <text:p>1200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table:formula="of:=[.F55]/[.C55]" office:value-type="float" office:value="16.6666666666667" calcext:value-type="float">
            <text:p>17</text:p>
          </table:table-cell>
          <table:table-cell/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5"/>
          <table:table-cell office:value-type="string" calcext:value-type="string">
            <text:p>Final values may be divided by 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office:value-type="string" calcext:value-type="string">
            <text:p>even numb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00/00/0000</text:date>, <text:time style:data-style-name="N2" text:time-value="22:09:52.382067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3:28:14.102289926</meta:creation-date>
    <dc:date>2018-09-12T00:04:39.659716111</dc:date>
    <meta:editing-duration>PT2H47M37S</meta:editing-duration>
    <meta:editing-cycles>11</meta:editing-cycles>
    <meta:generator>LibreOffice/5.1.6.2$Linux_X86_64 LibreOffice_project/10m0$Build-2</meta:generator>
    <meta:document-statistic meta:table-count="2" meta:cell-count="370" meta:object-count="0"/>
  </office:meta>
</office:document-meta>
</file>